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arial" svg:font-family="arial" style:font-family-generic="swiss"/>
    <style:font-face style:name="Mangal" svg:font-family="Mangal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0066ff" style:font-name="Trebuchet MS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color="#0066ff" style:font-name="Trebuchet MS"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paragraph-properties fo:text-align="center" style:justify-single-word="false"/>
      <style:text-properties fo:color="#0066ff" style:font-name="Trebuchet MS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0pt" style:font-size-asian="10pt" style:font-size-complex="10pt"/>
    </style:style>
    <style:style style:name="P6" style:family="paragraph" style:parent-style-name="Standard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66ff" style:font-name="Trebuchet MS" fo:font-weight="bold" style:font-weight-asian="bold" style:font-weight-complex="bold"/>
    </style:style>
    <style:style style:name="P9" style:family="paragraph" style:parent-style-name="Standard">
      <style:text-properties fo:color="#0066ff" style:font-name="Trebuchet M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rebuchet MS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rebuchet MS" fo:font-size="10pt" style:font-size-asian="10pt" style:font-size-complex="10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rebuchet MS" fo:font-size="10pt" style:font-size-asian="10pt" style:font-size-complex="10pt"/>
    </style:style>
    <style:style style:name="P15" style:family="paragraph" style:parent-style-name="Standard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Trebuchet M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rebuchet M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Trebuchet MS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66ff" style:font-name="Trebuchet MS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4"/>
    <style:style style:name="T1" style:family="text"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color="#0066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mation orientée objets</text:p>
      <text:p text:style-name="P4"/>
      <text:p text:style-name="P13">Une application de gestion de clubs de golf et de leur parcours a été ébauchée. Le code vous est fourni. Il se compose de différents projets :</text:p>
      <text:p text:style-name="P13"/>
      <text:list xml:id="list3494057999898049425" text:style-name="L3">
        <text:list-item>
          <text:p text:style-name="P14">une librairie de classes métiers, de classes techniques et de classes d'accès aux données.</text:p>
        </text:list-item>
        <text:list-item>
          <text:p text:style-name="P14">Une application console pour utiliser les classes pour faire des tests</text:p>
        </text:list-item>
        <text:list-item>
          <text:p text:style-name="P14">Une application windows Forms qui permet de gérer les clubs et leur parcours.</text:p>
        </text:list-item>
      </text:list>
      <text:p text:style-name="P13"/>
      <text:p text:style-name="P9">Étape 1 :</text:p>
      <text:p text:style-name="P5"/>
      <text:p text:style-name="P6">Travail à effectuer : </text:p>
      <text:p text:style-name="P5">On vous demande tout d'abord de remettre de l'ordre dans la documentation de cette solution en établissant un diagramme de classes UML répertoriant toutes les classes et leurs relations.</text:p>
      <text:p text:style-name="P5"/>
      <text:p text:style-name="P5"/>
      <text:p text:style-name="P18"><text:span text:style-name="T2">Étape 2 :</text:span></text:p>
      <text:p text:style-name="P7"/>
      <text:p text:style-name="P6">Travail à effectuer : </text:p>
      <text:p text:style-name="P7">Vous pourrez remarquer en parcourant les classes DAO que du code est répété d'une classe à l'autre. </text:p>
      <text:p text:style-name="P7"/>
      <text:list xml:id="list4683226391028008871" text:style-name="L4">
        <text:list-item>
          <text:p text:style-name="P20"><text:span text:style-name="T1">Identifiez les parties de code qui sont répétitives</text:span></text:p>
        </text:list-item>
        <text:list-item>
          <text:p text:style-name="P20"><text:span text:style-name="T1">En quoi cela peut-il poser problème pour l'application ?</text:span></text:p>
        </text:list-item>
        <text:list-item>
          <text:p text:style-name="P20"><text:span text:style-name="T1">Suggérez une amélioration de l'architecture des classes pour remédier à ce problème.</text:span></text:p>
        </text:list-item>
        <text:list-item>
          <text:p text:style-name="P20"><text:span text:style-name="T1">Si votre suggestion est validée par votre professeur, mettez la en œuvre sur le code.</text:span></text:p>
        </text:list-item>
      </text:list>
      <text:p text:style-name="P7"/>
      <text:p text:style-name="P7"/>
      <text:p text:style-name="P19">Étape 3 :</text:p>
      <text:p text:style-name="P18"/>
      <text:p text:style-name="P16">Travail à effectuer : </text:p>
      <text:p text:style-name="P17">Ajoutez sur le menu de votre application console les possibilités suivantes : (il faudra coder les méthodes nécessaires sur vos classes)</text:p>
      <text:list xml:id="list4917611020486645227" text:style-name="L2">
        <text:list-item>
          <text:p text:style-name="P11">Afficher les clubs classés par effectifs (le nombre de licenciés du plus grand au plus petit)</text:p>
        </text:list-item>
        <text:list-item>
          <text:p text:style-name="P11">Afficher les clubs selon la taille de leur parcours (en nombre de trous)</text:p>
        </text:list-item>
        <text:list-item>
          <text:p text:style-name="P11">Afficher les clubs selon la taille de leur parcours (en distance cumulée de leurs trous)</text:p>
        </text:list-item>
      </text:list>
      <text:p text:style-name="P7"/>
      <text:p text:style-name="P19">Étape 4 :</text:p>
      <text:p text:style-name="P19"/>
      <text:p text:style-name="P6">Travail à effectuer : </text:p>
      <text:p text:style-name="P7"/>
      <text:p text:style-name="P7">Codez les mêmes fonctionnalités que précédemment à l'étape 3 sans faire appel à la base de donnée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arial" svg:font-family="arial" style:font-family-generic="swiss"/>
    <style:font-face style:name="Mangal" svg:font-family="Mangal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text-indent="0cm" style:auto-text-indent="false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Retrait_20_de_20_première_20_ligne" style:display-name="Retrait de première ligne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ff9966" style:text-outline="false" style:text-line-through-style="none" style:font-name="DejaVu Serif" fo:font-size="24pt" fo:font-style="italic" fo:text-shadow="none" style:text-underline-style="none" fo:font-weight="bold" style:font-name-asian="DejaVu Serif" style:font-size-asian="24pt" style:font-style-asian="italic" style:font-weight-asian="bold" style:font-name-complex="DejaVu Serif" style:font-size-complex="24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font-name="Thorndale" style:font-name-asian="Thorndale" style:font-name-complex="Thorndal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.342cm" fo:text-align="start" style:justify-single-word="false" fo:text-indent="0cm" style:auto-text-indent="false" style:text-autospace="none"/>
      <style:text-properties fo:color="#e6e6e6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line-height-at-least="0.353cm" fo:text-indent="-0.801cm" style:auto-text-indent="false" style:writing-mode="lr-tb">
        <style:tab-stops>
          <style:tab-stop style:position="-0.813cm"/>
          <style:tab-stop style:position="0cm"/>
          <style:tab-stop style:position="1.727cm"/>
          <style:tab-stop style:position="4.267cm"/>
          <style:tab-stop style:position="6.807cm"/>
          <style:tab-stop style:position="9.347cm"/>
          <style:tab-stop style:position="11.887cm"/>
          <style:tab-stop style:position="14.427cm"/>
          <style:tab-stop style:position="16.967cm"/>
          <style:tab-stop style:position="19.507cm"/>
          <style:tab-stop style:position="22.047cm"/>
          <style:tab-stop style:position="24.587cm"/>
        </style:tab-stops>
      </style:paragraph-properties>
      <style:text-properties fo:color="#ffff00" style:font-name="DejaVu Sans" fo:font-size="32pt" style:font-name-asian="DejaVu Sans" style:font-size-asian="32pt" style:font-name-complex="DejaVu Sans" style:font-size-complex="32pt" style:text-emphasize="none" style:text-overline-style="none" style:text-overline-color="font-color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>
          <style:tab-stop style:position="-3.124cm"/>
          <style:tab-stop style:position="-0.584cm"/>
          <style:tab-stop style:position="0cm"/>
          <style:tab-stop style:position="1.956cm"/>
          <style:tab-stop style:position="4.496cm"/>
          <style:tab-stop style:position="7.036cm"/>
          <style:tab-stop style:position="9.576cm"/>
          <style:tab-stop style:position="12.116cm"/>
          <style:tab-stop style:position="14.656cm"/>
          <style:tab-stop style:position="17.196cm"/>
          <style:tab-stop style:position="19.736cm"/>
          <style:tab-stop style:position="22.276cm"/>
        </style:tab-stops>
      </style:paragraph-properties>
      <style:text-properties fo:font-size="28pt" style:font-size-asian="28pt" style:font-size-complex="28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>
          <style:tab-stop style:position="-2.895cm"/>
          <style:tab-stop style:position="-0.355cm"/>
          <style:tab-stop style:position="0cm"/>
          <style:tab-stop style:position="2.185cm"/>
          <style:tab-stop style:position="4.725cm"/>
          <style:tab-stop style:position="7.265cm"/>
          <style:tab-stop style:position="9.805cm"/>
          <style:tab-stop style:position="12.345cm"/>
          <style:tab-stop style:position="14.885cm"/>
          <style:tab-stop style:position="17.425cm"/>
          <style:tab-stop style:position="19.965cm"/>
        </style:tab-stops>
      </style:paragraph-properties>
      <style:text-properties fo:font-size="24pt" style:font-size-asian="24pt" style:font-size-complex="24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>
          <style:tab-stop style:position="-5.366cm"/>
          <style:tab-stop style:position="-2.826cm"/>
          <style:tab-stop style:position="-0.286cm"/>
          <style:tab-stop style:position="0cm"/>
          <style:tab-stop style:position="2.254cm"/>
          <style:tab-stop style:position="4.794cm"/>
          <style:tab-stop style:position="7.334cm"/>
          <style:tab-stop style:position="9.874cm"/>
          <style:tab-stop style:position="12.414cm"/>
          <style:tab-stop style:position="14.954cm"/>
          <style:tab-stop style:position="17.494cm"/>
        </style:tab-stops>
      </style:paragraph-properties>
      <style:text-properties fo:font-size="20pt" style:font-size-asian="20pt" style:font-size-complex="20pt"/>
    </style:style>
    <style:style style:name="Plan_20_6" style:display-name="Plan 6" style:family="paragraph" style:parent-style-name="Plan_20_5">
      <style:paragraph-properties fo:margin-left="7.2cm" fo:margin-right="0cm" fo:margin-top="0cm" fo:margin-bottom="0cm" fo:text-indent="-0.6cm" style:auto-text-indent="false">
        <style:tab-stops>
          <style:tab-stop style:position="-5.295cm"/>
          <style:tab-stop style:position="-2.755cm"/>
          <style:tab-stop style:position="-0.215cm"/>
          <style:tab-stop style:position="0cm"/>
          <style:tab-stop style:position="2.325cm"/>
          <style:tab-stop style:position="4.865cm"/>
          <style:tab-stop style:position="7.405cm"/>
          <style:tab-stop style:position="9.945cm"/>
          <style:tab-stop style:position="12.485cm"/>
          <style:tab-stop style:position="15.025cm"/>
        </style:tab-stops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darkblue_7e_LT_7e_Gliederung_20_1" style:display-name="lyt-darkblue~LT~Gliederung 1" style:family="paragraph">
      <style:paragraph-properties fo:margin-left="0cm" fo:margin-right="0cm" fo:margin-top="0cm" fo:margin-bottom="0.342cm" fo:text-align="start" style:justify-single-word="false" fo:text-indent="0cm" style:auto-text-indent="false" style:text-autospace="none"/>
      <style:text-properties fo:color="#e6e6e6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lyt-darkblue_7e_LT_7e_Gliederung_20_2" style:display-name="lyt-darkblue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</style:style>
    <style:style style:name="lyt-darkblue_7e_LT_7e_Gliederung_20_3" style:display-name="lyt-darkblue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</style:style>
    <style:style style:name="lyt-darkblue_7e_LT_7e_Gliederung_20_4" style:display-name="lyt-darkblue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lyt-darkblue_7e_LT_7e_Gliederung_20_5" style:display-name="lyt-darkblue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darkblue_7e_LT_7e_Gliederung_20_6" style:display-name="lyt-darkblue~LT~Gliederung 6" style:family="paragraph" style:parent-style-name="Standard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lyt-darkblue_7e_LT_7e_Gliederung_20_7" style:display-name="lyt-darkblue~LT~Gliederung 7" style:family="paragraph" style:parent-style-name="Standard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lyt-darkblue_7e_LT_7e_Gliederung_20_8" style:display-name="lyt-darkblue~LT~Gliederung 8" style:family="paragraph" style:parent-style-name="Standard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lyt-darkblue_7e_LT_7e_Gliederung_20_9" style:display-name="lyt-darkblue~LT~Gliederung 9" style:family="paragraph" style:parent-style-name="Standard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DejaVu Serif" fo:font-size="24pt" fo:font-style="italic" fo:text-shadow="none" style:text-underline-style="none" fo:font-weight="bold" style:font-name-asian="DejaVu Serif" style:font-size-asian="24pt" style:font-style-asian="italic" style:font-weight-asian="bold" style:font-name-complex="DejaVu Serif" style:font-size-complex="24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.6cm" fo:margin-right="0cm" fo:margin-top="0cm" fo:margin-bottom="0cm" fo:text-align="center" style:justify-single-word="false" fo:text-indent="-0.6cm" style:auto-text-indent="false" style:text-autospace="none"/>
      <style:text-properties fo:color="#cccccc" style:text-outline="false" style:text-line-through-style="none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DejaVu Serif" style:font-size-complex="24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prs-strategy_7e_LT_7e_Gliederung_20_1" style:display-name="prs-strategy~LT~Gliederung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e6e6e6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prs-strategy_7e_LT_7e_Gliederung_20_2" style:display-name="prs-strategy~LT~Gliederung 2" style:family="paragraph" style:parent-style-name="Standard_7e_LT_7e_Gliederung_20_1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e6e6e6"/>
    </style:style>
    <style:style style:name="prs-strategy_7e_LT_7e_Gliederung_20_3" style:display-name="prs-strategy~LT~Gliederung 3" style:family="paragraph" style:parent-style-name="Standard_7e_LT_7e_Gliederung_20_2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e6e6e6"/>
    </style:style>
    <style:style style:name="prs-strategy_7e_LT_7e_Gliederung_20_4" style:display-name="prs-strategy~LT~Gliederung 4" style:family="paragraph" style:parent-style-name="Standard_7e_LT_7e_Gliederung_20_3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e6e6e6"/>
    </style:style>
    <style:style style:name="prs-strategy_7e_LT_7e_Gliederung_20_5" style:display-name="prs-strategy~LT~Gliederung 5" style:family="paragraph" style:parent-style-name="Standard_7e_LT_7e_Gliederung_20_4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99ccff"/>
    </style:style>
    <style:style style:name="prs-strategy_7e_LT_7e_Gliederung_20_6" style:display-name="prs-strategy~LT~Gliederung 6" style:family="paragraph" style:parent-style-name="Standard_7e_LT_7e_Gliederung_20_5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99ccff"/>
    </style:style>
    <style:style style:name="prs-strategy_7e_LT_7e_Gliederung_20_7" style:display-name="prs-strategy~LT~Gliederung 7" style:family="paragraph" style:parent-style-name="Standard_7e_LT_7e_Gliederung_20_6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99ccff"/>
    </style:style>
    <style:style style:name="prs-strategy_7e_LT_7e_Gliederung_20_8" style:display-name="prs-strategy~LT~Gliederung 8" style:family="paragraph" style:parent-style-name="Standard_7e_LT_7e_Gliederung_20_7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99ccff"/>
    </style:style>
    <style:style style:name="prs-strategy_7e_LT_7e_Gliederung_20_9" style:display-name="prs-strategy~LT~Gliederung 9" style:family="paragraph" style:parent-style-name="Standard_7e_LT_7e_Gliederung_20_8">
      <style:paragraph-properties fo:margin-left="0cm" fo:margin-right="0cm" fo:margin-top="0cm" fo:margin-bottom="0cm" fo:text-indent="-1.199cm" style:auto-text-indent="false">
        <style:tab-stops/>
      </style:paragraph-properties>
      <style:text-properties fo:color="#99ccff"/>
    </style:style>
    <style:style style:name="prs-strategy_7e_LT_7e_Titel" style:display-name="prs-strategy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lbany" fo:font-size="24pt" fo:font-style="italic" fo:text-shadow="none" style:text-underline-style="none" fo:font-weight="bold" style:font-name-asian="Albany" style:font-size-asian="24pt" style:font-style-asian="italic" style:font-weight-asian="bold" style:font-name-complex="Albany" style:font-size-complex="24pt" style:font-style-complex="italic" style:font-weight-complex="bold"/>
    </style:style>
    <style:style style:name="prs-strategy_7e_LT_7e_Untertitel" style:display-name="prs-strategy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e6e6e6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rs-strategy_7e_LT_7e_Notizen" style:display-name="prs-strategy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rs-strategy_7e_LT_7e_Hintergrundobjekte" style:display-name="prs-strategy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prs-strategy_7e_LT_7e_Hintergrund" style:display-name="prs-strategy~LT~Hintergrund" style:family="paragraph">
      <style:paragraph-properties style:text-autospace="none"/>
    </style:style>
    <style:style style:name="WW-Titre1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tandard_20_1_7e_LT_7e_Gliederung_20_1" style:display-name="Standard 1~LT~Gliederung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Mangal" fo:font-size="30pt" fo:letter-spacing="normal" fo:font-style="normal" fo:text-shadow="none" style:text-underline-style="none" fo:font-weight="normal" style:letter-kerning="true" style:font-name-asian="Mangal" style:font-size-asian="30pt" style:font-style-asian="normal" style:font-weight-asian="normal" style:font-name-complex="Mangal" style:font-size-complex="30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WW-Titre12" style:family="paragraph">
      <style:paragraph-properties fo:text-align="start" style:justify-single-word="false" style:text-autospace="none"/>
      <style:text-properties fo:color="#ff9966" style:text-outline="false" style:text-line-through-style="none" style:font-name="DejaVu Serif" fo:font-size="24pt" fo:font-style="italic" fo:text-shadow="none" style:text-underline-style="none" fo:font-weight="bold" style:font-name-asian="DejaVu Serif" style:font-size-asian="24pt" style:font-style-asian="italic" style:font-weight-asian="bold" style:font-name-complex="DejaVu Serif" style:font-size-complex="24pt" style:font-style-complex="italic" style:font-weight-complex="bold"/>
    </style:style>
    <style:style style:name="WW-Titre123" style:family="paragraph">
      <style:paragraph-properties fo:text-align="start" style:justify-single-word="false" style:text-autospace="none"/>
      <style:text-properties fo:color="#ff9966" style:text-outline="false" style:text-line-through-style="none" style:font-name="DejaVu Serif" fo:font-size="24pt" fo:font-style="italic" fo:text-shadow="none" style:text-underline-style="none" fo:font-weight="bold" style:font-name-asian="DejaVu Serif" style:font-size-asian="24pt" style:font-style-asian="italic" style:font-weight-asian="bold" style:font-name-complex="DejaVu Serif" style:font-size-complex="24pt" style:font-style-complex="italic" style:font-weight-complex="bold"/>
    </style:style>
    <style:style style:name="WW-Titre1234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9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910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91011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itre123456789101112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910111213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91011121314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itre123456789101112131415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66ff" style:font-name="Trebuchet MS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fo:color="#0066ff" style:font-name="Trebuchet MS" fo:font-size="8pt" fo:font-style="italic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center" style:justify-single-word="false"/>
      <style:text-properties fo:color="#0066ff" style:font-name="Trebuchet M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TS SIO<text:tab/><text:tab/>SLAM</text:p>
      </style:header>
      <style:footer>
        <text:p text:style-name="MP2">POO</text:p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0T16:31:42.28</meta:creation-date>
    <meta:editing-duration>PT1H9M15S</meta:editing-duration>
    <meta:editing-cycles>22</meta:editing-cycles>
    <meta:generator>OpenOffice/4.1.1$Win32 OpenOffice.org_project/411m6$Build-9775</meta:generator>
    <dc:date>2015-10-02T10:25:57.30</dc:date>
    <meta:document-statistic meta:table-count="0" meta:image-count="0" meta:object-count="0" meta:page-count="1" meta:paragraph-count="27" meta:word-count="283" meta:character-count="1609"/>
  </office:meta>
</office:document-meta>
</file>